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20000001ADA68282A8BADAC16.png" manifest:media-type="image/png"/>
  <manifest:file-entry manifest:full-path="Pictures/10000201000004380000021DCCA61E5F0760D95A.png" manifest:media-type="image/png"/>
  <manifest:file-entry manifest:full-path="Pictures/10000201000004380000021D86C0C9D002FB0C10.png" manifest:media-type="image/png"/>
  <manifest:file-entry manifest:full-path="Pictures/10000201000004380000021D52896AADEF04F86A.png" manifest:media-type="image/png"/>
  <manifest:file-entry manifest:full-path="Pictures/1000020100000352000001907E53E9A72586B0B3.png" manifest:media-type="image/png"/>
  <manifest:file-entry manifest:full-path="Pictures/10000201000004380000021D07D41BEF4177E90D.png" manifest:media-type="image/png"/>
  <manifest:file-entry manifest:full-path="Pictures/10000201000004380000021D2D8AB0A98ECCD39D.png" manifest:media-type="image/png"/>
  <manifest:file-entry manifest:full-path="Pictures/10000201000004380000021D1DCFFA9DBB3912B7.png" manifest:media-type="image/png"/>
  <manifest:file-entry manifest:full-path="Pictures/10000201000004380000021D799EB76C42DC6BA7.png" manifest:media-type="image/png"/>
  <manifest:file-entry manifest:full-path="Pictures/10000201000004380000021D1646EE889D67D709.png" manifest:media-type="image/png"/>
  <manifest:file-entry manifest:full-path="Pictures/100002010000008F0000002153B8A9B33610FF75.png" manifest:media-type="image/png"/>
  <manifest:file-entry manifest:full-path="Pictures/10000201000004380000021DA1C1D85DA15AC0B0.png" manifest:media-type="image/png"/>
  <manifest:file-entry manifest:full-path="Pictures/10000201000004380000021D9CB3C0AE1921B946.png" manifest:media-type="image/png"/>
  <manifest:file-entry manifest:full-path="Pictures/100002010000009B0000001D725670FEAC090258.png" manifest:media-type="image/png"/>
  <manifest:file-entry manifest:full-path="Pictures/10000201000004380000021D83B832BE165AC15C.png" manifest:media-type="image/png"/>
  <manifest:file-entry manifest:full-path="Pictures/10000201000004380000021D6A5D6B60CB9455F7.png" manifest:media-type="image/png"/>
  <manifest:file-entry manifest:full-path="Pictures/10000201000004380000021D31C22B53BAF02023.png" manifest:media-type="image/png"/>
  <manifest:file-entry manifest:full-path="Pictures/10000201000000920000001BE15FBB44B4B58603.png" manifest:media-type="image/png"/>
  <manifest:file-entry manifest:full-path="Pictures/10000201000004380000021D6F110F0E4BE72261.png" manifest:media-type="image/png"/>
  <manifest:file-entry manifest:full-path="Pictures/10000201000004380000021D0FCE2E43BC7C70F1.png" manifest:media-type="image/png"/>
  <manifest:file-entry manifest:full-path="Pictures/10000201000004380000021DDB8337A113F15324.png" manifest:media-type="image/png"/>
  <manifest:file-entry manifest:full-path="Pictures/10000201000004380000021D7E3B1BDBB479BC9F.png" manifest:media-type="image/png"/>
  <manifest:file-entry manifest:full-path="Pictures/10000201000004380000021D345E8BA7DF512E34.png" manifest:media-type="image/png"/>
  <manifest:file-entry manifest:full-path="Pictures/10000201000004380000021DB8E20AAFCE4581CF.png" manifest:media-type="image/png"/>
  <manifest:file-entry manifest:full-path="Pictures/10000201000004380000021DA8F413F051EC37B4.png" manifest:media-type="image/png"/>
  <manifest:file-entry manifest:full-path="Pictures/10000201000004380000021DC71D408FDB69893F.png" manifest:media-type="image/png"/>
  <manifest:file-entry manifest:full-path="Pictures/10000201000004380000021D03B5692F6ED98581.png" manifest:media-type="image/png"/>
  <manifest:file-entry manifest:full-path="Pictures/10000201000004380000021D308107F21FD14BF5.png" manifest:media-type="image/png"/>
  <manifest:file-entry manifest:full-path="Pictures/1000020100000352000001906AF6C9F4D8153BE8.png" manifest:media-type="image/png"/>
  <manifest:file-entry manifest:full-path="Pictures/1000020100000352000001906EEAB4169A993AC3.png" manifest:media-type="image/png"/>
  <manifest:file-entry manifest:full-path="Pictures/10000201000004380000021DDA3FBCB6C3E20E4C.png" manifest:media-type="image/png"/>
  <manifest:file-entry manifest:full-path="Pictures/1000020100000352000001909732000DA72F0D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3.3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font-size="72pt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72pt" fo:font-weight="bold" style:font-size-asian="46pt" style:font-weight-asian="bold" style:font-size-complex="46pt" style:font-weight-complex="bold"/>
    </style:style>
    <style:style style:name="T1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2" style:family="text">
      <style:text-properties style:font-name="Times New Roman" fo:font-weight="bold" style:font-size-asian="46pt" style:font-weight-asian="bold" style:font-size-complex="4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97cm" svg:height="6.934cm" svg:x="0.962cm" svg:y="1.183cm">
          <draw:image xlink:href="Pictures/10000201000004380000021D6F110F0E4BE72261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0.918cm" svg:y="7.664cm">
          <draw:image xlink:href="Pictures/10000201000004380000021D6A5D6B60CB9455F7.png" xlink:type="simple" xlink:show="embed" xlink:actuate="onLoad" loext:mime-type="image/png">
            <text:p/>
          </draw:image>
        </draw:frame>
        <draw:frame draw:style-name="gr1" draw:text-style-name="P1" draw:layer="layout" svg:width="14.021cm" svg:height="7.01cm" svg:x="1.27cm" svg:y="15.445cm">
          <draw:image xlink:href="Pictures/10000201000004380000021DC71D408FDB69893F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14.231cm" svg:y="1.194cm">
          <draw:image xlink:href="Pictures/10000201000004380000021DA1C1D85DA15AC0B0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14.231cm" svg:y="7.664cm">
          <draw:image xlink:href="Pictures/10000201000004380000021D1646EE889D67D709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14.231cm" svg:y="15.456cm">
          <draw:image xlink:href="Pictures/10000201000004380000021D799EB76C42DC6BA7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27.965cm" svg:y="1.194cm">
          <draw:image xlink:href="Pictures/10000201000004380000021D1DCFFA9DBB3912B7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27.965cm" svg:y="7.664cm">
          <draw:image xlink:href="Pictures/10000201000004380000021DA8F413F051EC37B4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27.965cm" svg:y="15.456cm">
          <draw:image xlink:href="Pictures/10000201000004380000021D07D41BEF4177E90D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41.859cm" svg:y="1.194cm">
          <draw:image xlink:href="Pictures/10000201000004380000021D86C0C9D002FB0C10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41.859cm" svg:y="7.664cm">
          <draw:image xlink:href="Pictures/10000201000004380000021DCCA61E5F0760D95A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41.859cm" svg:y="15.456cm">
          <draw:image xlink:href="Pictures/10000201000004380000021D52896AADEF04F86A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6cm" svg:x="41.859cm" svg:y="30.759cm">
          <draw:image xlink:href="Pictures/10000201000004380000021D7E3B1BDBB479BC9F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41.859cm" svg:y="23.196cm">
          <draw:image xlink:href="Pictures/10000201000004380000021D0FCE2E43BC7C70F1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6cm" svg:x="1.27cm" svg:y="30.75cm">
          <draw:image xlink:href="Pictures/10000201000004380000021DDB8337A113F15324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1.27cm" svg:y="23.206cm">
          <draw:image xlink:href="Pictures/10000201000004380000021D31C22B53BAF02023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14.231cm" svg:y="23.196cm">
          <draw:image xlink:href="Pictures/10000201000004380000021D345E8BA7DF512E34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27.965cm" svg:y="23.196cm">
          <draw:image xlink:href="Pictures/10000201000004380000021D2D8AB0A98ECCD39D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6cm" svg:x="14.231cm" svg:y="30.759cm">
          <draw:image xlink:href="Pictures/10000201000004380000021D03B5692F6ED98581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6.985cm" svg:x="27.965cm" svg:y="30.759cm">
          <draw:image xlink:href="Pictures/10000201000004380000021D308107F21FD14BF5.png" xlink:type="simple" xlink:show="embed" xlink:actuate="onLoad" loext:mime-type="image/png">
            <text:p/>
          </draw:image>
        </draw:frame>
        <draw:frame draw:style-name="gr2" draw:text-style-name="P2" draw:layer="layout" svg:width="6.25cm" svg:height="2.046cm" svg:x="-0.204cm" svg:y="0.546cm">
          <draw:text-box>
            <text:p><text:span text:style-name="T1"><text:s/></text:span><text:span text:style-name="T1">(A)</text:span></text:p>
          </draw:text-box>
        </draw:frame>
        <draw:frame draw:style-name="gr2" draw:text-style-name="P2" draw:layer="layout" svg:width="6.25cm" svg:height="2.046cm" svg:x="-0.204cm" svg:y="6.646cm">
          <draw:text-box>
            <text:p><text:span text:style-name="T1"><text:s/></text:span><text:span text:style-name="T1">(B)</text:span></text:p>
          </draw:text-box>
        </draw:frame>
        <draw:frame draw:style-name="gr2" draw:text-style-name="P2" draw:layer="layout" svg:width="6.25cm" svg:height="2.046cm" svg:x="-0.204cm" svg:y="13.546cm">
          <draw:text-box>
            <text:p><text:span text:style-name="T1"><text:s/></text:span><text:span text:style-name="T1">(C)</text:span></text:p>
          </draw:text-box>
        </draw:frame>
        <draw:frame draw:style-name="gr2" draw:text-style-name="P2" draw:layer="layout" svg:width="6.25cm" svg:height="2.046cm" svg:x="-0.204cm" svg:y="21.346cm">
          <draw:text-box>
            <text:p><text:span text:style-name="T1"><text:s/></text:span><text:span text:style-name="T1">(D)</text:span></text:p>
          </draw:text-box>
        </draw:frame>
        <draw:frame draw:style-name="gr2" draw:text-style-name="P2" draw:layer="layout" svg:width="6.25cm" svg:height="2.046cm" svg:x="-0.204cm" svg:y="29.446cm">
          <draw:text-box>
            <text:p><text:span text:style-name="T1"><text:s/></text:span><text:span text:style-name="T1">(E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908cm" svg:height="12.141cm" svg:x="2.794cm" svg:y="35.56cm">
          <draw:image xlink:href="Pictures/1000020100000352000001906AF6C9F4D8153BE8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2.675cm" svg:x="1.016cm" svg:y="1.437cm">
          <draw:image xlink:href="Pictures/10000201000004380000021D9CB3C0AE1921B946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2.7cm" svg:x="1.448cm" svg:y="11.97cm">
          <draw:image xlink:href="Pictures/10000201000004380000021DB8E20AAFCE4581CF.png" xlink:type="simple" xlink:show="embed" xlink:actuate="onLoad" loext:mime-type="image/png">
            <text:p/>
          </draw:image>
        </draw:frame>
        <draw:frame draw:style-name="gr1" draw:text-style-name="P1" draw:layer="layout" svg:width="25.908cm" svg:height="12.167cm" svg:x="36.358cm" svg:y="23.962cm">
          <draw:image xlink:href="Pictures/1000020100000352000001907E53E9A72586B0B3.png" xlink:type="simple" xlink:show="embed" xlink:actuate="onLoad" loext:mime-type="image/png">
            <text:p/>
          </draw:image>
        </draw:frame>
        <draw:frame draw:style-name="gr1" draw:text-style-name="P1" draw:layer="layout" svg:width="25.908cm" svg:height="13.437cm" svg:x="36.347cm" svg:y="34.036cm">
          <draw:image xlink:href="Pictures/1000020100000352000001906EEAB4169A993AC3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2.7cm" svg:x="29.342cm" svg:y="1.448cm">
          <draw:image xlink:href="Pictures/10000201000004380000021DDA3FBCB6C3E20E4C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2.7cm" svg:x="28.58cm" svg:y="11.97cm">
          <draw:image xlink:href="Pictures/10000201000004380000021D83B832BE165AC15C.png" xlink:type="simple" xlink:show="embed" xlink:actuate="onLoad" loext:mime-type="image/png">
            <text:p/>
          </draw:image>
        </draw:frame>
        <draw:frame draw:style-name="gr1" draw:text-style-name="P1" draw:layer="layout" svg:width="25.908cm" svg:height="12.167cm" svg:x="3.125cm" svg:y="23.898cm">
          <draw:image xlink:href="Pictures/1000020100000352000001909732000DA72F0D31.png" xlink:type="simple" xlink:show="embed" xlink:actuate="onLoad" loext:mime-type="image/png">
            <text:p/>
          </draw:image>
        </draw:frame>
        <draw:frame draw:style-name="gr4" draw:text-style-name="P4" draw:layer="layout" svg:width="7.19cm" svg:height="1.327cm" svg:x="9.254cm" svg:y="25.91cm">
          <draw:image xlink:href="Pictures/10000201000000920000001BE15FBB44B4B58603.png" xlink:type="simple" xlink:show="embed" xlink:actuate="onLoad" loext:mime-type="image/png">
            <text:p/>
          </draw:image>
        </draw:frame>
        <draw:frame draw:style-name="gr4" draw:text-style-name="P4" draw:layer="layout" svg:width="7.772cm" svg:height="1.753cm" svg:x="8.782cm" svg:y="37.104cm">
          <draw:image xlink:href="Pictures/100002010000008F0000002153B8A9B33610FF75.png" xlink:type="simple" xlink:show="embed" xlink:actuate="onLoad" loext:mime-type="image/png">
            <text:p/>
          </draw:image>
        </draw:frame>
        <draw:frame draw:style-name="gr4" draw:text-style-name="P4" draw:layer="layout" svg:width="8.23cm" svg:height="1.499cm" svg:x="37.846cm" svg:y="25.527cm">
          <draw:image xlink:href="Pictures/100002010000009B0000001D725670FEAC090258.png" xlink:type="simple" xlink:show="embed" xlink:actuate="onLoad" loext:mime-type="image/png">
            <text:p/>
          </draw:image>
        </draw:frame>
        <draw:frame draw:style-name="gr4" draw:text-style-name="P4" draw:layer="layout" svg:width="8.128cm" svg:height="1.27cm" svg:x="38.146cm" svg:y="35.889cm">
          <draw:image xlink:href="Pictures/10000201000000920000001ADA68282A8BADAC16.png" xlink:type="simple" xlink:show="embed" xlink:actuate="onLoad" loext:mime-type="image/png">
            <text:p/>
          </draw:image>
        </draw:frame>
        <draw:custom-shape draw:style-name="gr5" draw:text-style-name="P5" draw:layer="layout" svg:width="3.81cm" svg:height="1.016cm" svg:x="3.556cm" svg:y="29.4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016cm" svg:x="3.556cm" svg:y="41.1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016cm" svg:x="38.056cm" svg:y="29.4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016cm" svg:x="37.956cm" svg:y="40.36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6.25cm" svg:height="3.066cm" svg:x="-0.204cm" svg:y="0.546cm">
          <draw:text-box>
            <text:p text:style-name="P6"><text:span text:style-name="T2"><text:s/></text:span><text:span text:style-name="T2">(A)</text:span></text:p>
          </draw:text-box>
        </draw:frame>
        <draw:frame draw:style-name="gr2" draw:text-style-name="P7" draw:layer="layout" svg:width="6.25cm" svg:height="3.066cm" svg:x="27.496cm" svg:y="0.546cm">
          <draw:text-box>
            <text:p text:style-name="P6"><text:span text:style-name="T2"><text:s/></text:span><text:span text:style-name="T2">(B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0-10-28T07:53:53.494028270</dc:date>
    <meta:editing-duration>PT16H1M59S</meta:editing-duration>
    <meta:editing-cycles>36</meta:editing-cycles>
    <meta:generator>LibreOffice/6.4.6.2$Linux_X86_64 LibreOffice_project/40$Build-2</meta:generator>
    <meta:document-statistic meta:object-count="68"/>
  </office:meta>
</office:document-meta>
</file>